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45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_correcte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Mass: 0.19</text:p>
          </table:table-cell>
          <table:table-cell office:value-type="string" calcext:value-type="string">
            <text:p>LatFric: <text:s/>4.32</text:p>
          </table:table-cell>
          <table:table-cell office:value-type="string" calcext:value-type="string">
            <text:p>RollFric: 0</text:p>
          </table:table-cell>
          <table:table-cell/>
          <table:table-cell office:value-type="string" calcext:value-type="string">
            <text:p>Real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fault noise</text:p>
          </table:table-cell>
          <table:table-cell table:number-columns-repeated="3"/>
          <table:table-cell office:value-type="float" office:value="0.67" calcext:value-type="float">
            <text:p>0,6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rake</text:p>
          </table:table-cell>
          <table:table-cell office:value-type="float" office:value="0.18" calcext:value-type="float">
            <text:p>0,18</text:p>
          </table:table-cell>
          <table:table-cell table:number-columns-repeated="2"/>
          <table:table-cell office:value-type="string" calcext:value-type="string">
            <text:p>L, rake</text:p>
          </table:table-cell>
          <table:table-cell table:style-name="ce1" office:value-type="float" office:value="0.02" calcext:value-type="float">
            <text:p>0,02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04" calcext:value-type="float">
            <text:p>0,0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3.79" calcext:value-type="float">
            <text:p>3,79</text:p>
          </table:table-cell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0.02" calcext:value-type="float">
            <text:p>0,0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0.44" calcext:value-type="float">
            <text:p>0,44</text:p>
          </table:table-cell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24" calcext:value-type="float">
            <text:p>0,24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63" calcext:value-type="float">
            <text:p>0,63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R, rake</text:p>
          </table:table-cell>
          <table:table-cell table:style-name="ce1" office:value-type="float" office:value="0.17" calcext:value-type="float">
            <text:p>0,17</text:p>
          </table:table-cell>
          <table:table-cell table:number-columns-repeated="2"/>
          <table:table-cell office:value-type="string" calcext:value-type="string">
            <text:p>R, rake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21" calcext:value-type="float">
            <text:p>0,2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0.21" calcext:value-type="float">
            <text:p>0,21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64" calcext:value-type="float">
            <text:p>0,64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05" calcext:value-type="float">
            <text:p>0,05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P, stick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P, stick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03" calcext:value-type="float">
            <text:p>0,03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D, stick</text:p>
          </table:table-cell>
          <table:table-cell office:value-type="float" office:value="4.37" calcext:value-type="float">
            <text:p>4,37</text:p>
          </table:table-cell>
          <table:table-cell table:number-columns-repeated="2"/>
          <table:table-cell office:value-type="string" calcext:value-type="string">
            <text:p>D, stick</text:p>
          </table:table-cell>
          <table:table-cell office:value-type="float" office:value="2.68" calcext:value-type="float">
            <text:p>2,68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2.51" calcext:value-type="float">
            <text:p>2,51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4.71" calcext:value-type="float">
            <text:p>4,71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7.22" calcext:value-type="float">
            <text:p>7,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0.63" calcext:value-type="float">
            <text:p>0,63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0.68" calcext:value-type="float">
            <text:p>0,68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Mean</text:p>
          </table:table-cell>
          <table:table-cell table:formula="of:=AVERAGE([.D6:.D13])" office:value-type="float" office:value="1.1525" calcext:value-type="float">
            <text:p>1,1525</text:p>
          </table:table-cell>
          <table:table-cell table:number-columns-repeated="3"/>
          <table:table-cell table:formula="of:=AVERAGE([.H6:.H13])" office:value-type="float" office:value="0.40375" calcext:value-type="float">
            <text:p>0,40375</text:p>
          </table:table-cell>
          <table:table-cell table:number-columns-repeated="2"/>
          <table:table-cell table:formula="of:=AVERAGE([.K6:.K13])" office:value-type="float" office:value="0.5275" calcext:value-type="float">
            <text:p>0,5275</text:p>
          </table:table-cell>
          <table:table-cell table:number-columns-repeated="2"/>
          <table:table-cell table:formula="of:=AVERAGE([.N6:.N13])" office:value-type="float" office:value="0.78875" calcext:value-type="float">
            <text:p>0,78875</text:p>
          </table:table-cell>
          <table:table-cell table:number-columns-repeated="2"/>
          <table:table-cell table:formula="of:=AVERAGE([.Q6:.Q13])" office:value-type="float" office:value="1.11" calcext:value-type="float">
            <text:p>1,11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Standard Deviation</text:p>
          </table:table-cell>
          <table:table-cell table:formula="of:=STDEV([.D6:.D13])" office:value-type="float" office:value="1.81748452538117" calcext:value-type="float">
            <text:p>1,81748452538117</text:p>
          </table:table-cell>
          <table:table-cell table:number-columns-repeated="3"/>
          <table:table-cell table:formula="of:=STDEV([.H6:.H13])" office:value-type="float" office:value="0.921674524206582" calcext:value-type="float">
            <text:p>0,921674524206582</text:p>
          </table:table-cell>
          <table:table-cell table:number-columns-repeated="2"/>
          <table:table-cell table:formula="of:=STDEV([.K6:.K13])" office:value-type="float" office:value="0.83894065855186" calcext:value-type="float">
            <text:p>0,83894065855186</text:p>
          </table:table-cell>
          <table:table-cell table:number-columns-repeated="2"/>
          <table:table-cell table:formula="of:=STDEV([.N6:.N13])" office:value-type="float" office:value="1.59336514961261" calcext:value-type="float">
            <text:p>1,59336514961261</text:p>
          </table:table-cell>
          <table:table-cell table:number-columns-repeated="2"/>
          <table:table-cell table:formula="of:=STDEV([.Q6:.Q13])" office:value-type="float" office:value="2.48367239615626" calcext:value-type="float">
            <text:p>2,4836723961562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Mean</text:p>
          </table:table-cell>
          <table:table-cell table:formula="of:=AVERAGE([.D6:.D13];[.H6:.H13];[.K6:.K13];[.N6:.N13];[.Q6:.Q13])" office:value-type="float" office:value="0.7965" calcext:value-type="float">
            <text:p>0,796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tandard Dev</text:p>
          </table:table-cell>
          <table:table-cell table:formula="of:=STDEV([.D6:.D13];[.H6:.H13];[.K6:.K13];[.N6:.N13];[.Q6:.Q13])" office:value-type="float" office:value="1.58972268183108" calcext:value-type="float">
            <text:p>1,58972268183108</text:p>
          </table:table-cell>
          <table:table-cell table:number-columns-repeated="12"/>
        </table:table-row>
        <table:table-row table:style-name="ro1" table:number-rows-repeated="104855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ise 0.5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Mass: 0.19</text:p>
          </table:table-cell>
          <table:table-cell office:value-type="string" calcext:value-type="string">
            <text:p>LatFric: <text:s/>4.32</text:p>
          </table:table-cell>
          <table:table-cell office:value-type="string" calcext:value-type="string">
            <text:p>RollFric: 0</text:p>
          </table:table-cell>
          <table:table-cell/>
          <table:table-cell office:value-type="string" calcext:value-type="string">
            <text:p>Real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ise 0.5</text:p>
          </table:table-cell>
          <table:table-cell table:number-columns-repeated="3"/>
          <table:table-cell office:value-type="float" office:value="0.67" calcext:value-type="float">
            <text:p>0,6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rake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L, rake</text:p>
          </table:table-cell>
          <table:table-cell table:style-name="ce1" office:value-type="float" office:value="0.14" calcext:value-type="float">
            <text:p>0,14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04" calcext:value-type="float">
            <text:p>0,0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1.22" calcext:value-type="float">
            <text:p>1,22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0.12" calcext:value-type="float">
            <text:p>0,1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0.48" calcext:value-type="float">
            <text:p>0,48</text:p>
          </table:table-cell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69" calcext:value-type="float">
            <text:p>0,69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R, rake</text:p>
          </table:table-cell>
          <table:table-cell table:style-name="ce1" office:value-type="float" office:value="0.54" calcext:value-type="float">
            <text:p>0,54</text:p>
          </table:table-cell>
          <table:table-cell table:number-columns-repeated="2"/>
          <table:table-cell office:value-type="string" calcext:value-type="string">
            <text:p>R, rake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21" calcext:value-type="float">
            <text:p>0,21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92" calcext:value-type="float">
            <text:p>0,9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02" calcext:value-type="float">
            <text:p>0,02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P, stick</text:p>
          </table:table-cell>
          <table:table-cell office:value-type="float" office:value="0.11" calcext:value-type="float">
            <text:p>0,11</text:p>
          </table:table-cell>
          <table:table-cell table:number-columns-repeated="2"/>
          <table:table-cell office:value-type="string" calcext:value-type="string">
            <text:p>P, stick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06" calcext:value-type="float">
            <text:p>0,06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D, stick</text:p>
          </table:table-cell>
          <table:table-cell office:value-type="float" office:value="3.65" calcext:value-type="float">
            <text:p>3,65</text:p>
          </table:table-cell>
          <table:table-cell table:number-columns-repeated="2"/>
          <table:table-cell office:value-type="string" calcext:value-type="string">
            <text:p>D, stick</text:p>
          </table:table-cell>
          <table:table-cell office:value-type="float" office:value="2.03" calcext:value-type="float">
            <text:p>2,03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3.56" calcext:value-type="float">
            <text:p>3,56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2.98" calcext:value-type="float">
            <text:p>2,98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2.96" calcext:value-type="float">
            <text:p>2,9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0.72" calcext:value-type="float">
            <text:p>0,72</text:p>
          </table:table-cell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0.73" calcext:value-type="float">
            <text:p>0,73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0.46" calcext:value-type="float">
            <text:p>0,46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0.39" calcext:value-type="float">
            <text:p>0,39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Mean</text:p>
          </table:table-cell>
          <table:table-cell table:formula="of:=AVERAGE([.D6:.D13])" office:value-type="float" office:value="0.7225" calcext:value-type="float">
            <text:p>0,7225</text:p>
          </table:table-cell>
          <table:table-cell table:number-columns-repeated="3"/>
          <table:table-cell table:formula="of:=AVERAGE([.H6:.H13])" office:value-type="float" office:value="0.515" calcext:value-type="float">
            <text:p>0,515</text:p>
          </table:table-cell>
          <table:table-cell table:number-columns-repeated="2"/>
          <table:table-cell table:formula="of:=AVERAGE([.K6:.K13])" office:value-type="float" office:value="0.6375" calcext:value-type="float">
            <text:p>0,6375</text:p>
          </table:table-cell>
          <table:table-cell table:number-columns-repeated="2"/>
          <table:table-cell table:formula="of:=AVERAGE([.N6:.N13])" office:value-type="float" office:value="0.68375" calcext:value-type="float">
            <text:p>0,68375</text:p>
          </table:table-cell>
          <table:table-cell table:number-columns-repeated="2"/>
          <table:table-cell table:formula="of:=AVERAGE([.Q6:.Q13])" office:value-type="float" office:value="0.65" calcext:value-type="float">
            <text:p>0,65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Standard Deviation</text:p>
          </table:table-cell>
          <table:table-cell table:formula="of:=STDEV([.D6:.D13])" office:value-type="float" office:value="1.20966051908317" calcext:value-type="float">
            <text:p>1,20966051908317</text:p>
          </table:table-cell>
          <table:table-cell table:number-columns-repeated="3"/>
          <table:table-cell table:formula="of:=STDEV([.H6:.H13])" office:value-type="float" office:value="0.661059755241536" calcext:value-type="float">
            <text:p>0,661059755241536</text:p>
          </table:table-cell>
          <table:table-cell table:number-columns-repeated="2"/>
          <table:table-cell table:formula="of:=STDEV([.K6:.K13])" office:value-type="float" office:value="1.20078248297873" calcext:value-type="float">
            <text:p>1,20078248297873</text:p>
          </table:table-cell>
          <table:table-cell table:number-columns-repeated="2"/>
          <table:table-cell table:formula="of:=STDEV([.N6:.N13])" office:value-type="float" office:value="1.00206839658208" calcext:value-type="float">
            <text:p>1,00206839658208</text:p>
          </table:table-cell>
          <table:table-cell table:number-columns-repeated="2"/>
          <table:table-cell table:formula="of:=STDEV([.Q6:.Q13])" office:value-type="float" office:value="0.991117695187754" calcext:value-type="float">
            <text:p>0,991117695187754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Mean</text:p>
          </table:table-cell>
          <table:table-cell table:formula="of:=AVERAGE([.D6:.D13];[.H6:.H13];[.K6:.K13];[.N6:.N13];[.Q6:.Q13])" office:value-type="float" office:value="0.64175" calcext:value-type="float">
            <text:p>0,6417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tandard Dev</text:p>
          </table:table-cell>
          <table:table-cell table:formula="of:=STDEV([.D6:.D13];[.H6:.H13];[.K6:.K13];[.N6:.N13];[.Q6:.Q13])" office:value-type="float" office:value="0.980525467444723" calcext:value-type="float">
            <text:p>0,980525467444723</text:p>
          </table:table-cell>
          <table:table-cell table:number-columns-repeated="12"/>
        </table:table-row>
        <table:table-row table:style-name="ro1" table:number-rows-repeated="104855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ise 0.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Mass: 0.19</text:p>
          </table:table-cell>
          <table:table-cell office:value-type="string" calcext:value-type="string">
            <text:p>LatFric: <text:s/>4.32</text:p>
          </table:table-cell>
          <table:table-cell office:value-type="string" calcext:value-type="string">
            <text:p>RollFric: 0</text:p>
          </table:table-cell>
          <table:table-cell/>
          <table:table-cell office:value-type="string" calcext:value-type="string">
            <text:p>Real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ise 0.1</text:p>
          </table:table-cell>
          <table:table-cell table:number-columns-repeated="3"/>
          <table:table-cell office:value-type="float" office:value="0.67" calcext:value-type="float">
            <text:p>0,6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rake</text:p>
          </table:table-cell>
          <table:table-cell office:value-type="float" office:value="1.27" calcext:value-type="float">
            <text:p>1,27</text:p>
          </table:table-cell>
          <table:table-cell table:number-columns-repeated="2"/>
          <table:table-cell office:value-type="string" calcext:value-type="string">
            <text:p>L, rake</text:p>
          </table:table-cell>
          <table:table-cell table:style-name="ce1" office:value-type="float" office:value="1.6" calcext:value-type="float">
            <text:p>1,6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14.29" calcext:value-type="float">
            <text:p>14,29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88" calcext:value-type="float">
            <text:p>0,88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3.48" calcext:value-type="float">
            <text:p>3,4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1.41" calcext:value-type="float">
            <text:p>1,41</text:p>
          </table:table-cell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1.76" calcext:value-type="float">
            <text:p>1,76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1.08" calcext:value-type="float">
            <text:p>1,08</text:p>
          </table:table-cell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2.21" calcext:value-type="float">
            <text:p>2,21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4.22" calcext:value-type="float">
            <text:p>4,22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R, rake</text:p>
          </table:table-cell>
          <table:table-cell table:style-name="ce1" office:value-type="float" office:value="0.61" calcext:value-type="float">
            <text:p>0,61</text:p>
          </table:table-cell>
          <table:table-cell table:number-columns-repeated="2"/>
          <table:table-cell office:value-type="string" calcext:value-type="string">
            <text:p>R, rake</text:p>
          </table:table-cell>
          <table:table-cell office:value-type="float" office:value="0.57" calcext:value-type="float">
            <text:p>0,57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24" calcext:value-type="float">
            <text:p>0,2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1.13" calcext:value-type="float">
            <text:p>1,13</text:p>
          </table:table-cell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1.41" calcext:value-type="float">
            <text:p>1,41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1.03" calcext:value-type="float">
            <text:p>1,03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P, stick</text:p>
          </table:table-cell>
          <table:table-cell office:value-type="float" office:value="9.58" calcext:value-type="float">
            <text:p>9,58</text:p>
          </table:table-cell>
          <table:table-cell table:number-columns-repeated="2"/>
          <table:table-cell office:value-type="string" calcext:value-type="string">
            <text:p>P, stick</text:p>
          </table:table-cell>
          <table:table-cell office:value-type="float" office:value="5.22" calcext:value-type="float">
            <text:p>5,22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6.21" calcext:value-type="float">
            <text:p>6,21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5.78" calcext:value-type="float">
            <text:p>5,78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7.18" calcext:value-type="float">
            <text:p>7,18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D, stick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D, stick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1.16" calcext:value-type="float">
            <text:p>1,16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3.46" calcext:value-type="float">
            <text:p>3,46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3.39" calcext:value-type="float">
            <text:p>3,3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11.82" calcext:value-type="float">
            <text:p>11,82</text:p>
          </table:table-cell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8.16" calcext:value-type="float">
            <text:p>8,16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14.18" calcext:value-type="float">
            <text:p>14,18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3.78" calcext:value-type="float">
            <text:p>3,78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11.76" calcext:value-type="float">
            <text:p>11,76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Mean</text:p>
          </table:table-cell>
          <table:table-cell table:formula="of:=AVERAGE([.D6:.D13])" office:value-type="float" office:value="3.55" calcext:value-type="float">
            <text:p>3,55</text:p>
          </table:table-cell>
          <table:table-cell table:number-columns-repeated="3"/>
          <table:table-cell table:formula="of:=AVERAGE([.H6:.H13])" office:value-type="float" office:value="2.5825" calcext:value-type="float">
            <text:p>2,5825</text:p>
          </table:table-cell>
          <table:table-cell table:number-columns-repeated="2"/>
          <table:table-cell table:formula="of:=AVERAGE([.K6:.K13])" office:value-type="float" office:value="4.915" calcext:value-type="float">
            <text:p>4,915</text:p>
          </table:table-cell>
          <table:table-cell table:number-columns-repeated="2"/>
          <table:table-cell table:formula="of:=AVERAGE([.N6:.N13])" office:value-type="float" office:value="2.3025" calcext:value-type="float">
            <text:p>2,3025</text:p>
          </table:table-cell>
          <table:table-cell table:number-columns-repeated="2"/>
          <table:table-cell table:formula="of:=AVERAGE([.Q6:.Q13])" office:value-type="float" office:value="4.0625" calcext:value-type="float">
            <text:p>4,0625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Standard Deviation</text:p>
          </table:table-cell>
          <table:table-cell table:formula="of:=STDEV([.D6:.D13])" office:value-type="float" office:value="4.46150519123631" calcext:value-type="float">
            <text:p>4,46150519123631</text:p>
          </table:table-cell>
          <table:table-cell table:number-columns-repeated="3"/>
          <table:table-cell table:formula="of:=STDEV([.H6:.H13])" office:value-type="float" office:value="2.725287665026" calcext:value-type="float">
            <text:p>2,725287665026</text:p>
          </table:table-cell>
          <table:table-cell table:number-columns-repeated="2"/>
          <table:table-cell table:formula="of:=STDEV([.K6:.K13])" office:value-type="float" office:value="6.04731109077178" calcext:value-type="float">
            <text:p>6,04731109077178</text:p>
          </table:table-cell>
          <table:table-cell table:number-columns-repeated="2"/>
          <table:table-cell table:formula="of:=STDEV([.N6:.N13])" office:value-type="float" office:value="1.86594097288358" calcext:value-type="float">
            <text:p>1,86594097288358</text:p>
          </table:table-cell>
          <table:table-cell table:number-columns-repeated="2"/>
          <table:table-cell table:formula="of:=STDEV([.Q6:.Q13])" office:value-type="float" office:value="3.8132878577042" calcext:value-type="float">
            <text:p>3,8132878577042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Mean</text:p>
          </table:table-cell>
          <table:table-cell table:formula="of:=AVERAGE([.D6:.D13];[.H6:.H13];[.K6:.K13];[.N6:.N13];[.Q6:.Q13])" office:value-type="float" office:value="3.4825" calcext:value-type="float">
            <text:p>3,482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tandard Dev</text:p>
          </table:table-cell>
          <table:table-cell table:formula="of:=STDEV([.D6:.D13];[.H6:.H13];[.K6:.K13];[.N6:.N13];[.Q6:.Q13])" office:value-type="float" office:value="3.95564818507695" calcext:value-type="float">
            <text:p>3,95564818507695</text:p>
          </table:table-cell>
          <table:table-cell table:number-columns-repeated="12"/>
        </table:table-row>
        <table:table-row table:style-name="ro1" table:number-rows-repeated="104855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Half mas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Mass: 0.095</text:p>
          </table:table-cell>
          <table:table-cell office:value-type="string" calcext:value-type="string">
            <text:p>LatFric: <text:s/>4.32</text:p>
          </table:table-cell>
          <table:table-cell office:value-type="string" calcext:value-type="string">
            <text:p>RollFric: 0</text:p>
          </table:table-cell>
          <table:table-cell/>
          <table:table-cell office:value-type="string" calcext:value-type="string">
            <text:p>Real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fault noise</text:p>
          </table:table-cell>
          <table:table-cell table:number-columns-repeated="3"/>
          <table:table-cell office:value-type="float" office:value="0.67" calcext:value-type="float">
            <text:p>0,6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rake</text:p>
          </table:table-cell>
          <table:table-cell office:value-type="float" office:value="0.07" calcext:value-type="float">
            <text:p>0,07</text:p>
          </table:table-cell>
          <table:table-cell table:number-columns-repeated="2"/>
          <table:table-cell office:value-type="string" calcext:value-type="string">
            <text:p>L, rake</text:p>
          </table:table-cell>
          <table:table-cell table:style-name="ce1" office:value-type="float" office:value="0.03" calcext:value-type="float">
            <text:p>0,03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32" calcext:value-type="float">
            <text:p>0,32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05" calcext:value-type="float">
            <text:p>0,0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3.07" calcext:value-type="float">
            <text:p>3,07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3.1" calcext:value-type="float">
            <text:p>3,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0.28" calcext:value-type="float">
            <text:p>0,28</text:p>
          </table:table-cell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21" calcext:value-type="float">
            <text:p>0,21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49" calcext:value-type="float">
            <text:p>0,49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R, rake</text:p>
          </table:table-cell>
          <table:table-cell table:style-name="ce1" office:value-type="float" office:value="0.17" calcext:value-type="float">
            <text:p>0,17</text:p>
          </table:table-cell>
          <table:table-cell table:number-columns-repeated="2"/>
          <table:table-cell office:value-type="string" calcext:value-type="string">
            <text:p>R, rake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17" calcext:value-type="float">
            <text:p>0,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0.13" calcext:value-type="float">
            <text:p>0,13</text:p>
          </table:table-cell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P, stick</text:p>
          </table:table-cell>
          <table:table-cell office:value-type="float" office:value="0.07" calcext:value-type="float">
            <text:p>0,07</text:p>
          </table:table-cell>
          <table:table-cell table:number-columns-repeated="2"/>
          <table:table-cell office:value-type="string" calcext:value-type="string">
            <text:p>P, stick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17" calcext:value-type="float">
            <text:p>0,17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D, stick</text:p>
          </table:table-cell>
          <table:table-cell office:value-type="float" office:value="6.28" calcext:value-type="float">
            <text:p>6,28</text:p>
          </table:table-cell>
          <table:table-cell table:number-columns-repeated="2"/>
          <table:table-cell office:value-type="string" calcext:value-type="string">
            <text:p>D, stick</text:p>
          </table:table-cell>
          <table:table-cell office:value-type="float" office:value="4.62" calcext:value-type="float">
            <text:p>4,62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2.03" calcext:value-type="float">
            <text:p>2,03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7.41" calcext:value-type="float">
            <text:p>7,41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2.64" calcext:value-type="float">
            <text:p>2,6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0.72" calcext:value-type="float">
            <text:p>0,72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0.12" calcext:value-type="float">
            <text:p>0,12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Mean</text:p>
          </table:table-cell>
          <table:table-cell table:formula="of:=AVERAGE([.D6:.D13])" office:value-type="float" office:value="0.905" calcext:value-type="float">
            <text:p>0,905</text:p>
          </table:table-cell>
          <table:table-cell table:number-columns-repeated="3"/>
          <table:table-cell table:formula="of:=AVERAGE([.H6:.H13])" office:value-type="float" office:value="1.06" calcext:value-type="float">
            <text:p>1,06</text:p>
          </table:table-cell>
          <table:table-cell table:number-columns-repeated="2"/>
          <table:table-cell table:formula="of:=AVERAGE([.K6:.K13])" office:value-type="float" office:value="0.48875" calcext:value-type="float">
            <text:p>0,48875</text:p>
          </table:table-cell>
          <table:table-cell table:number-columns-repeated="2"/>
          <table:table-cell table:formula="of:=AVERAGE([.N6:.N13])" office:value-type="float" office:value="1.2225" calcext:value-type="float">
            <text:p>1,2225</text:p>
          </table:table-cell>
          <table:table-cell table:number-columns-repeated="2"/>
          <table:table-cell table:formula="of:=AVERAGE([.Q6:.Q13])" office:value-type="float" office:value="0.8525" calcext:value-type="float">
            <text:p>0,8525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Standard Deviation</text:p>
          </table:table-cell>
          <table:table-cell table:formula="of:=STDEV([.D6:.D13])" office:value-type="float" office:value="2.17364736264714" calcext:value-type="float">
            <text:p>2,17364736264714</text:p>
          </table:table-cell>
          <table:table-cell table:number-columns-repeated="3"/>
          <table:table-cell table:formula="of:=STDEV([.H6:.H13])" office:value-type="float" office:value="1.76976996083833" calcext:value-type="float">
            <text:p>1,76976996083833</text:p>
          </table:table-cell>
          <table:table-cell table:number-columns-repeated="2"/>
          <table:table-cell table:formula="of:=STDEV([.K6:.K13])" office:value-type="float" office:value="0.65555728746072" calcext:value-type="float">
            <text:p>0,65555728746072</text:p>
          </table:table-cell>
          <table:table-cell table:number-columns-repeated="2"/>
          <table:table-cell table:formula="of:=STDEV([.N6:.N13])" office:value-type="float" office:value="2.50608830080438" calcext:value-type="float">
            <text:p>2,50608830080438</text:p>
          </table:table-cell>
          <table:table-cell table:number-columns-repeated="2"/>
          <table:table-cell table:formula="of:=STDEV([.Q6:.Q13])" office:value-type="float" office:value="1.25849967364772" calcext:value-type="float">
            <text:p>1,25849967364772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Mean</text:p>
          </table:table-cell>
          <table:table-cell table:formula="of:=AVERAGE([.D6:.D13];[.H6:.H13];[.K6:.K13];[.N6:.N13];[.Q6:.Q13])" office:value-type="float" office:value="0.90575" calcext:value-type="float">
            <text:p>0,9057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tandard Dev</text:p>
          </table:table-cell>
          <table:table-cell table:formula="of:=STDEV([.D6:.D13];[.H6:.H13];[.K6:.K13];[.N6:.N13];[.Q6:.Q13])" office:value-type="float" office:value="1.72063626797376" calcext:value-type="float">
            <text:p>1,72063626797376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1" table:number-rows-repeated="104855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Double mas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Mass: 0.38</text:p>
          </table:table-cell>
          <table:table-cell office:value-type="string" calcext:value-type="string">
            <text:p>LatFric: <text:s/>4.32</text:p>
          </table:table-cell>
          <table:table-cell office:value-type="string" calcext:value-type="string">
            <text:p>RollFric: 0</text:p>
          </table:table-cell>
          <table:table-cell/>
          <table:table-cell office:value-type="string" calcext:value-type="string">
            <text:p>Real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fault noise</text:p>
          </table:table-cell>
          <table:table-cell table:number-columns-repeated="3"/>
          <table:table-cell office:value-type="float" office:value="0.67" calcext:value-type="float">
            <text:p>0,6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rake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L, rake</text:p>
          </table:table-cell>
          <table:table-cell table:style-name="ce1" office:value-type="float" office:value="0.09" calcext:value-type="float">
            <text:p>0,09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04" calcext:value-type="float">
            <text:p>0,0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0.04" calcext:value-type="float">
            <text:p>0,0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59" calcext:value-type="float">
            <text:p>0,59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R, rake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/>
          <table:table-cell office:value-type="string" calcext:value-type="string">
            <text:p>R, rake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28" calcext:value-type="float">
            <text:p>0,28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P, stick</text:p>
          </table:table-cell>
          <table:table-cell office:value-type="float" office:value="0.12" calcext:value-type="float">
            <text:p>0,12</text:p>
          </table:table-cell>
          <table:table-cell table:number-columns-repeated="2"/>
          <table:table-cell office:value-type="string" calcext:value-type="string">
            <text:p>P, stick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48" calcext:value-type="float">
            <text:p>0,48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D, stick</text:p>
          </table:table-cell>
          <table:table-cell office:value-type="float" office:value="6.37" calcext:value-type="float">
            <text:p>6,37</text:p>
          </table:table-cell>
          <table:table-cell table:number-columns-repeated="2"/>
          <table:table-cell office:value-type="string" calcext:value-type="string">
            <text:p>D, stick</text:p>
          </table:table-cell>
          <table:table-cell office:value-type="float" office:value="4.64" calcext:value-type="float">
            <text:p>4,64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4.48" calcext:value-type="float">
            <text:p>4,48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7.33" calcext:value-type="float">
            <text:p>7,33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5.01" calcext:value-type="float">
            <text:p>5,0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0.87" calcext:value-type="float">
            <text:p>0,87</text:p>
          </table:table-cell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0.39" calcext:value-type="float">
            <text:p>0,39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0.55" calcext:value-type="float">
            <text:p>0,55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Mean</text:p>
          </table:table-cell>
          <table:table-cell table:formula="of:=AVERAGE([.D6:.D13])" office:value-type="float" office:value="0.97" calcext:value-type="float">
            <text:p>0,97</text:p>
          </table:table-cell>
          <table:table-cell table:number-columns-repeated="3"/>
          <table:table-cell table:formula="of:=AVERAGE([.H6:.H13])" office:value-type="float" office:value="0.89125" calcext:value-type="float">
            <text:p>0,89125</text:p>
          </table:table-cell>
          <table:table-cell table:number-columns-repeated="2"/>
          <table:table-cell table:formula="of:=AVERAGE([.K6:.K13])" office:value-type="float" office:value="0.725" calcext:value-type="float">
            <text:p>0,725</text:p>
          </table:table-cell>
          <table:table-cell table:number-columns-repeated="2"/>
          <table:table-cell table:formula="of:=AVERAGE([.N6:.N13])" office:value-type="float" office:value="1.03625" calcext:value-type="float">
            <text:p>1,03625</text:p>
          </table:table-cell>
          <table:table-cell table:number-columns-repeated="2"/>
          <table:table-cell table:formula="of:=AVERAGE([.Q6:.Q13])" office:value-type="float" office:value="0.89875" calcext:value-type="float">
            <text:p>0,89875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Standard Deviation</text:p>
          </table:table-cell>
          <table:table-cell table:formula="of:=STDEV([.D6:.D13])" office:value-type="float" office:value="2.19985713821862" calcext:value-type="float">
            <text:p>2,19985713821862</text:p>
          </table:table-cell>
          <table:table-cell table:number-columns-repeated="3"/>
          <table:table-cell table:formula="of:=STDEV([.H6:.H13])" office:value-type="float" office:value="1.5553817859291" calcext:value-type="float">
            <text:p>1,5553817859291</text:p>
          </table:table-cell>
          <table:table-cell table:number-columns-repeated="2"/>
          <table:table-cell table:formula="of:=STDEV([.K6:.K13])" office:value-type="float" office:value="1.52160629411347" calcext:value-type="float">
            <text:p>1,52160629411347</text:p>
          </table:table-cell>
          <table:table-cell table:number-columns-repeated="2"/>
          <table:table-cell table:formula="of:=STDEV([.N6:.N13])" office:value-type="float" office:value="2.54511261328172" calcext:value-type="float">
            <text:p>2,54511261328172</text:p>
          </table:table-cell>
          <table:table-cell table:number-columns-repeated="2"/>
          <table:table-cell table:formula="of:=STDEV([.Q6:.Q13])" office:value-type="float" office:value="1.67505596921416" calcext:value-type="float">
            <text:p>1,6750559692141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Mean</text:p>
          </table:table-cell>
          <table:table-cell table:formula="of:=AVERAGE([.D6:.D13];[.H6:.H13];[.K6:.K13];[.N6:.N13];[.Q6:.Q13])" office:value-type="float" office:value="0.90425" calcext:value-type="float">
            <text:p>0,9042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tandard Dev</text:p>
          </table:table-cell>
          <table:table-cell table:formula="of:=STDEV([.D6:.D13];[.H6:.H13];[.K6:.K13];[.N6:.N13];[.Q6:.Q13])" office:value-type="float" office:value="1.84275140928185" calcext:value-type="float">
            <text:p>1,84275140928185</text:p>
          </table:table-cell>
          <table:table-cell table:number-columns-repeated="12"/>
        </table:table-row>
        <table:table-row table:style-name="ro1" table:number-rows-repeated="104855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olling Friction 0.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Mass: 0.19</text:p>
          </table:table-cell>
          <table:table-cell office:value-type="string" calcext:value-type="string">
            <text:p>LatFric: <text:s/>4.32</text:p>
          </table:table-cell>
          <table:table-cell office:value-type="string" calcext:value-type="string">
            <text:p>RollFric: 0.1</text:p>
          </table:table-cell>
          <table:table-cell/>
          <table:table-cell office:value-type="string" calcext:value-type="string">
            <text:p>Real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fault noise</text:p>
          </table:table-cell>
          <table:table-cell table:number-columns-repeated="3"/>
          <table:table-cell office:value-type="float" office:value="0.67" calcext:value-type="float">
            <text:p>0,6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rake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string" calcext:value-type="string">
            <text:p>L, rake</text:p>
          </table:table-cell>
          <table:table-cell table:style-name="ce1" office:value-type="float" office:value="0.52" calcext:value-type="float">
            <text:p>0,52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53" calcext:value-type="float">
            <text:p>0,53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2.17" calcext:value-type="float">
            <text:p>2,17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1.48" calcext:value-type="float">
            <text:p>1,4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16.97" calcext:value-type="float">
            <text:p>16,97</text:p>
          </table:table-cell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19.7" calcext:value-type="float">
            <text:p>19,7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14.1" calcext:value-type="float">
            <text:p>14,1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14.31" calcext:value-type="float">
            <text:p>14,31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24.32" calcext:value-type="float">
            <text:p>24,3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0.84" calcext:value-type="float">
            <text:p>0,84</text:p>
          </table:table-cell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1.05" calcext:value-type="float">
            <text:p>1,05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R, rake</text:p>
          </table:table-cell>
          <table:table-cell table:style-name="ce1" office:value-type="float" office:value="1.09" calcext:value-type="float">
            <text:p>1,09</text:p>
          </table:table-cell>
          <table:table-cell table:number-columns-repeated="2"/>
          <table:table-cell office:value-type="string" calcext:value-type="string">
            <text:p>R, rake</text:p>
          </table:table-cell>
          <table:table-cell office:value-type="float" office:value="1.43" calcext:value-type="float">
            <text:p>1,43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77" calcext:value-type="float">
            <text:p>0,77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1.69" calcext:value-type="float">
            <text:p>1,69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1.67" calcext:value-type="float">
            <text:p>1,6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1.06" calcext:value-type="float">
            <text:p>1,06</text:p>
          </table:table-cell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33" calcext:value-type="float">
            <text:p>0,33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P, stick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P, stick</text:p>
          </table:table-cell>
          <table:table-cell office:value-type="float" office:value="4.94" calcext:value-type="float">
            <text:p>4,94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84" calcext:value-type="float">
            <text:p>0,84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2.54" calcext:value-type="float">
            <text:p>2,54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D, stick</text:p>
          </table:table-cell>
          <table:table-cell office:value-type="float" office:value="40.6" calcext:value-type="float">
            <text:p>40,6</text:p>
          </table:table-cell>
          <table:table-cell table:number-columns-repeated="2"/>
          <table:table-cell office:value-type="string" calcext:value-type="string">
            <text:p>D, stick</text:p>
          </table:table-cell>
          <table:table-cell office:value-type="float" office:value="15.38" calcext:value-type="float">
            <text:p>15,38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2.98" calcext:value-type="float">
            <text:p>2,98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3.27" calcext:value-type="float">
            <text:p>3,27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52.07" calcext:value-type="float">
            <text:p>52,0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3.64" calcext:value-type="float">
            <text:p>3,64</text:p>
          </table:table-cell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1.74" calcext:value-type="float">
            <text:p>1,74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3.41" calcext:value-type="float">
            <text:p>3,41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3.45" calcext:value-type="float">
            <text:p>3,45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Mean</text:p>
          </table:table-cell>
          <table:table-cell table:formula="of:=AVERAGE([.D6:.D13])" office:value-type="float" office:value="8.4625" calcext:value-type="float">
            <text:p>8,4625</text:p>
          </table:table-cell>
          <table:table-cell table:number-columns-repeated="3"/>
          <table:table-cell table:formula="of:=AVERAGE([.H6:.H13])" office:value-type="float" office:value="5.6575" calcext:value-type="float">
            <text:p>5,6575</text:p>
          </table:table-cell>
          <table:table-cell table:number-columns-repeated="2"/>
          <table:table-cell table:formula="of:=AVERAGE([.K6:.K13])" office:value-type="float" office:value="2.9675" calcext:value-type="float">
            <text:p>2,9675</text:p>
          </table:table-cell>
          <table:table-cell table:number-columns-repeated="2"/>
          <table:table-cell table:formula="of:=AVERAGE([.N6:.N13])" office:value-type="float" office:value="3.105" calcext:value-type="float">
            <text:p>3,105</text:p>
          </table:table-cell>
          <table:table-cell table:number-columns-repeated="2"/>
          <table:table-cell table:formula="of:=AVERAGE([.Q6:.Q13])" office:value-type="float" office:value="10.86375" calcext:value-type="float">
            <text:p>10,86375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Standard Deviation</text:p>
          </table:table-cell>
          <table:table-cell table:formula="of:=STDEV([.D6:.D13])" office:value-type="float" office:value="14.0963092940771" calcext:value-type="float">
            <text:p>14,0963092940771</text:p>
          </table:table-cell>
          <table:table-cell table:number-columns-repeated="3"/>
          <table:table-cell table:formula="of:=STDEV([.H6:.H13])" office:value-type="float" office:value="7.5599976379437" calcext:value-type="float">
            <text:p>7,5599976379437</text:p>
          </table:table-cell>
          <table:table-cell table:number-columns-repeated="2"/>
          <table:table-cell table:formula="of:=STDEV([.K6:.K13])" office:value-type="float" office:value="4.6455746991857" calcext:value-type="float">
            <text:p>4,6455746991857</text:p>
          </table:table-cell>
          <table:table-cell table:number-columns-repeated="2"/>
          <table:table-cell table:formula="of:=STDEV([.N6:.N13])" office:value-type="float" office:value="4.62191055115275" calcext:value-type="float">
            <text:p>4,62191055115275</text:p>
          </table:table-cell>
          <table:table-cell table:number-columns-repeated="2"/>
          <table:table-cell table:formula="of:=STDEV([.Q6:.Q13])" office:value-type="float" office:value="18.45118496969" calcext:value-type="float">
            <text:p>18,45118496969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Mean</text:p>
          </table:table-cell>
          <table:table-cell table:formula="of:=AVERAGE([.D6:.D13];[.H6:.H13];[.K6:.K13];[.N6:.N13];[.Q6:.Q13])" office:value-type="float" office:value="6.21125" calcext:value-type="float">
            <text:p>6,2112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tandard Dev</text:p>
          </table:table-cell>
          <table:table-cell table:formula="of:=STDEV([.D6:.D13];[.H6:.H13];[.K6:.K13];[.N6:.N13];[.Q6:.Q13])" office:value-type="float" office:value="11.1542493196367" calcext:value-type="float">
            <text:p>11,1542493196367</text:p>
          </table:table-cell>
          <table:table-cell table:number-columns-repeated="12"/>
        </table:table-row>
        <table:table-row table:style-name="ro1" table:number-rows-repeated="104855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olling Friction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Mass: 0.19</text:p>
          </table:table-cell>
          <table:table-cell office:value-type="string" calcext:value-type="string">
            <text:p>LatFric: <text:s/>4.32</text:p>
          </table:table-cell>
          <table:table-cell office:value-type="string" calcext:value-type="string">
            <text:p>RollFric: 1</text:p>
          </table:table-cell>
          <table:table-cell/>
          <table:table-cell office:value-type="string" calcext:value-type="string">
            <text:p>Real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fault noise</text:p>
          </table:table-cell>
          <table:table-cell table:number-columns-repeated="3"/>
          <table:table-cell office:value-type="float" office:value="0.67" calcext:value-type="float">
            <text:p>0,6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rake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L, rake</text:p>
          </table:table-cell>
          <table:table-cell table:style-name="ce1" office:value-type="float" office:value="1.79" calcext:value-type="float">
            <text:p>1,79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87" calcext:value-type="float">
            <text:p>0,87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81" calcext:value-type="float">
            <text:p>0,81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7" calcext:value-type="float">
            <text:p>0,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18.47" calcext:value-type="float">
            <text:p>18,47</text:p>
          </table:table-cell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14.59" calcext:value-type="float">
            <text:p>14,59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29.2" calcext:value-type="float">
            <text:p>29,2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19.03" calcext:value-type="float">
            <text:p>19,03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9.54" calcext:value-type="float">
            <text:p>9,5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2.57" calcext:value-type="float">
            <text:p>2,57</text:p>
          </table:table-cell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1.41" calcext:value-type="float">
            <text:p>1,41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74" calcext:value-type="float">
            <text:p>0,74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73" calcext:value-type="float">
            <text:p>0,73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47" calcext:value-type="float">
            <text:p>0,47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R, rake</text:p>
          </table:table-cell>
          <table:table-cell table:style-name="ce1" office:value-type="float" office:value="3.57" calcext:value-type="float">
            <text:p>3,57</text:p>
          </table:table-cell>
          <table:table-cell table:number-columns-repeated="2"/>
          <table:table-cell office:value-type="string" calcext:value-type="string">
            <text:p>R, rake</text:p>
          </table:table-cell>
          <table:table-cell office:value-type="float" office:value="1.32" calcext:value-type="float">
            <text:p>1,32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2.18" calcext:value-type="float">
            <text:p>2,18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12.3" calcext:value-type="float">
            <text:p>12,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0.59" calcext:value-type="float">
            <text:p>0,59</text:p>
          </table:table-cell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0.47" calcext:value-type="float">
            <text:p>0,47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77" calcext:value-type="float">
            <text:p>0,77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28" calcext:value-type="float">
            <text:p>0,28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P, stick</text:p>
          </table:table-cell>
          <table:table-cell office:value-type="float" office:value="0.72" calcext:value-type="float">
            <text:p>0,72</text:p>
          </table:table-cell>
          <table:table-cell table:number-columns-repeated="2"/>
          <table:table-cell office:value-type="string" calcext:value-type="string">
            <text:p>P, stick</text:p>
          </table:table-cell>
          <table:table-cell office:value-type="float" office:value="1.57" calcext:value-type="float">
            <text:p>1,57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1.28" calcext:value-type="float">
            <text:p>1,28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64" calcext:value-type="float">
            <text:p>0,64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2.85" calcext:value-type="float">
            <text:p>2,85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D, stick</text:p>
          </table:table-cell>
          <table:table-cell office:value-type="float" office:value="9.49" calcext:value-type="float">
            <text:p>9,49</text:p>
          </table:table-cell>
          <table:table-cell table:number-columns-repeated="2"/>
          <table:table-cell office:value-type="string" calcext:value-type="string">
            <text:p>D, stic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5.58" calcext:value-type="float">
            <text:p>5,58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19.67" calcext:value-type="float">
            <text:p>19,67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23.73" calcext:value-type="float">
            <text:p>23,7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1.38" calcext:value-type="float">
            <text:p>1,38</text:p>
          </table:table-cell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1.55" calcext:value-type="float">
            <text:p>1,55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2.99" calcext:value-type="float">
            <text:p>2,99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Mean</text:p>
          </table:table-cell>
          <table:table-cell table:formula="of:=AVERAGE([.D6:.D13])" office:value-type="float" office:value="4.63625" calcext:value-type="float">
            <text:p>4,63625</text:p>
          </table:table-cell>
          <table:table-cell table:number-columns-repeated="3"/>
          <table:table-cell table:formula="of:=AVERAGE([.H6:.H13])" office:value-type="float" office:value="3.645" calcext:value-type="float">
            <text:p>3,645</text:p>
          </table:table-cell>
          <table:table-cell table:number-columns-repeated="2"/>
          <table:table-cell table:formula="of:=AVERAGE([.K6:.K13])" office:value-type="float" office:value="5.26" calcext:value-type="float">
            <text:p>5,26</text:p>
          </table:table-cell>
          <table:table-cell table:number-columns-repeated="2"/>
          <table:table-cell table:formula="of:=AVERAGE([.N6:.N13])" office:value-type="float" office:value="6.25625" calcext:value-type="float">
            <text:p>6,25625</text:p>
          </table:table-cell>
          <table:table-cell table:number-columns-repeated="2"/>
          <table:table-cell table:formula="of:=AVERAGE([.Q6:.Q13])" office:value-type="float" office:value="6.6075" calcext:value-type="float">
            <text:p>6,6075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Standard Deviation</text:p>
          </table:table-cell>
          <table:table-cell table:formula="of:=STDEV([.D6:.D13])" office:value-type="float" office:value="6.34094616080958" calcext:value-type="float">
            <text:p>6,34094616080958</text:p>
          </table:table-cell>
          <table:table-cell table:number-columns-repeated="3"/>
          <table:table-cell table:formula="of:=STDEV([.H6:.H13])" office:value-type="float" office:value="4.87296331081729" calcext:value-type="float">
            <text:p>4,87296331081729</text:p>
          </table:table-cell>
          <table:table-cell table:number-columns-repeated="2"/>
          <table:table-cell table:formula="of:=STDEV([.K6:.K13])" office:value-type="float" office:value="9.80521581317092" calcext:value-type="float">
            <text:p>9,80521581317092</text:p>
          </table:table-cell>
          <table:table-cell table:number-columns-repeated="2"/>
          <table:table-cell table:formula="of:=STDEV([.N6:.N13])" office:value-type="float" office:value="8.32308311264522" calcext:value-type="float">
            <text:p>8,32308311264522</text:p>
          </table:table-cell>
          <table:table-cell table:number-columns-repeated="2"/>
          <table:table-cell table:formula="of:=STDEV([.Q6:.Q13])" office:value-type="float" office:value="8.22881652660766" calcext:value-type="float">
            <text:p>8,2288165266076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Mean</text:p>
          </table:table-cell>
          <table:table-cell table:formula="of:=AVERAGE([.D6:.D13];[.H6:.H13];[.K6:.K13];[.N6:.N13];[.Q6:.Q13])" office:value-type="float" office:value="5.281" calcext:value-type="float">
            <text:p>5,28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tandard Dev</text:p>
          </table:table-cell>
          <table:table-cell table:formula="of:=STDEV([.D6:.D13];[.H6:.H13];[.K6:.K13];[.N6:.N13];[.Q6:.Q13])" office:value-type="float" office:value="7.38329049012285" calcext:value-type="float">
            <text:p>7,38329049012285</text:p>
          </table:table-cell>
          <table:table-cell table:number-columns-repeated="12"/>
        </table:table-row>
        <table:table-row table:style-name="ro1" table:number-rows-repeated="104855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educed Lateral Fric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Mass: 0.19</text:p>
          </table:table-cell>
          <table:table-cell office:value-type="string" calcext:value-type="string">
            <text:p>LatFric: <text:s/>1,08</text:p>
          </table:table-cell>
          <table:table-cell office:value-type="string" calcext:value-type="string">
            <text:p>RollFric: 0</text:p>
          </table:table-cell>
          <table:table-cell/>
          <table:table-cell office:value-type="string" calcext:value-type="string">
            <text:p>Real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fault noise</text:p>
          </table:table-cell>
          <table:table-cell table:number-columns-repeated="3"/>
          <table:table-cell office:value-type="float" office:value="0.67" calcext:value-type="float">
            <text:p>0,6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rake</text:p>
          </table:table-cell>
          <table:table-cell office:value-type="float" office:value="1.86" calcext:value-type="float">
            <text:p>1,86</text:p>
          </table:table-cell>
          <table:table-cell table:number-columns-repeated="2"/>
          <table:table-cell office:value-type="string" calcext:value-type="string">
            <text:p>L, rake</text:p>
          </table:table-cell>
          <table:table-cell table:style-name="ce1" office:value-type="float" office:value="0.65" calcext:value-type="float">
            <text:p>0,65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5.18" calcext:value-type="float">
            <text:p>5,18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57" calcext:value-type="float">
            <text:p>0,57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67" calcext:value-type="float">
            <text:p>0,6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15.7" calcext:value-type="float">
            <text:p>15,7</text:p>
          </table:table-cell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63.61" calcext:value-type="float">
            <text:p>63,61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32.96" calcext:value-type="float">
            <text:p>32,96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133.91" calcext:value-type="float">
            <text:p>133,91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79.32" calcext:value-type="float">
            <text:p>79,3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2.53" calcext:value-type="float">
            <text:p>2,53</text:p>
          </table:table-cell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15.65" calcext:value-type="float">
            <text:p>15,65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1.96" calcext:value-type="float">
            <text:p>1,96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8.06" calcext:value-type="float">
            <text:p>8,06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3.69" calcext:value-type="float">
            <text:p>3,69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R, rake</text:p>
          </table:table-cell>
          <table:table-cell table:style-name="ce1" office:value-type="float" office:value="1.14" calcext:value-type="float">
            <text:p>1,14</text:p>
          </table:table-cell>
          <table:table-cell table:number-columns-repeated="2"/>
          <table:table-cell office:value-type="string" calcext:value-type="string">
            <text:p>R, rake</text:p>
          </table:table-cell>
          <table:table-cell office:value-type="float" office:value="1.12" calcext:value-type="float">
            <text:p>1,12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1.32" calcext:value-type="float">
            <text:p>1,32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3.5" calcext:value-type="float">
            <text:p>3,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15.04" calcext:value-type="float">
            <text:p>15,04</text:p>
          </table:table-cell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10.6" calcext:value-type="float">
            <text:p>10,6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13.74" calcext:value-type="float">
            <text:p>13,74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8.18" calcext:value-type="float">
            <text:p>8,18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7.82" calcext:value-type="float">
            <text:p>7,82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P, stick</text:p>
          </table:table-cell>
          <table:table-cell office:value-type="float" office:value="13.44" calcext:value-type="float">
            <text:p>13,44</text:p>
          </table:table-cell>
          <table:table-cell table:number-columns-repeated="2"/>
          <table:table-cell office:value-type="string" calcext:value-type="string">
            <text:p>P, stick</text:p>
          </table:table-cell>
          <table:table-cell office:value-type="float" office:value="8.46" calcext:value-type="float">
            <text:p>8,46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3.1" calcext:value-type="float">
            <text:p>3,1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2.31" calcext:value-type="float">
            <text:p>2,31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1.71" calcext:value-type="float">
            <text:p>1,71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D, stick</text:p>
          </table:table-cell>
          <table:table-cell office:value-type="float" office:value="10.96" calcext:value-type="float">
            <text:p>10,96</text:p>
          </table:table-cell>
          <table:table-cell table:number-columns-repeated="2"/>
          <table:table-cell office:value-type="string" calcext:value-type="string">
            <text:p>D, stick</text:p>
          </table:table-cell>
          <table:table-cell office:value-type="float" office:value="11.16" calcext:value-type="float">
            <text:p>11,16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9.42" calcext:value-type="float">
            <text:p>9,42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3.32" calcext:value-type="float">
            <text:p>3,32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4.72" calcext:value-type="float">
            <text:p>4,7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12.95" calcext:value-type="float">
            <text:p>12,95</text:p>
          </table:table-cell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16.52" calcext:value-type="float">
            <text:p>16,52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31.51" calcext:value-type="float">
            <text:p>31,51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8.81" calcext:value-type="float">
            <text:p>8,81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22.42" calcext:value-type="float">
            <text:p>22,42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Mean</text:p>
          </table:table-cell>
          <table:table-cell table:formula="of:=AVERAGE([.D6:.D13])" office:value-type="float" office:value="9.2025" calcext:value-type="float">
            <text:p>9,2025</text:p>
          </table:table-cell>
          <table:table-cell table:number-columns-repeated="3"/>
          <table:table-cell table:formula="of:=AVERAGE([.H6:.H13])" office:value-type="float" office:value="15.97125" calcext:value-type="float">
            <text:p>15,97125</text:p>
          </table:table-cell>
          <table:table-cell table:number-columns-repeated="2"/>
          <table:table-cell table:formula="of:=AVERAGE([.K6:.K13])" office:value-type="float" office:value="12.39875" calcext:value-type="float">
            <text:p>12,39875</text:p>
          </table:table-cell>
          <table:table-cell table:number-columns-repeated="2"/>
          <table:table-cell table:formula="of:=AVERAGE([.N6:.N13])" office:value-type="float" office:value="20.845" calcext:value-type="float">
            <text:p>20,845</text:p>
          </table:table-cell>
          <table:table-cell table:number-columns-repeated="2"/>
          <table:table-cell table:formula="of:=AVERAGE([.Q6:.Q13])" office:value-type="float" office:value="15.48125" calcext:value-type="float">
            <text:p>15,48125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Standard Deviation</text:p>
          </table:table-cell>
          <table:table-cell table:formula="of:=STDEV([.D6:.D13])" office:value-type="float" office:value="6.2657954688246" calcext:value-type="float">
            <text:p>6,2657954688246</text:p>
          </table:table-cell>
          <table:table-cell table:number-columns-repeated="3"/>
          <table:table-cell table:formula="of:=STDEV([.H6:.H13])" office:value-type="float" office:value="20.1195444690693" calcext:value-type="float">
            <text:p>20,1195444690693</text:p>
          </table:table-cell>
          <table:table-cell table:number-columns-repeated="2"/>
          <table:table-cell table:formula="of:=STDEV([.K6:.K13])" office:value-type="float" office:value="12.9226273727244" calcext:value-type="float">
            <text:p>12,9226273727244</text:p>
          </table:table-cell>
          <table:table-cell table:number-columns-repeated="2"/>
          <table:table-cell table:formula="of:=STDEV([.N6:.N13])" office:value-type="float" office:value="45.8016085182294" calcext:value-type="float">
            <text:p>45,8016085182294</text:p>
          </table:table-cell>
          <table:table-cell table:number-columns-repeated="2"/>
          <table:table-cell table:formula="of:=STDEV([.Q6:.Q13])" office:value-type="float" office:value="26.6984105666557" calcext:value-type="float">
            <text:p>26,6984105666557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Mean</text:p>
          </table:table-cell>
          <table:table-cell table:formula="of:=AVERAGE([.D6:.D13];[.H6:.H13];[.K6:.K13];[.N6:.N13];[.Q6:.Q13])" office:value-type="float" office:value="14.77975" calcext:value-type="float">
            <text:p>14,7797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tandard Dev</text:p>
          </table:table-cell>
          <table:table-cell table:formula="of:=STDEV([.D6:.D13];[.H6:.H13];[.K6:.K13];[.N6:.N13];[.Q6:.Q13])" office:value-type="float" office:value="25.0922873519192" calcext:value-type="float">
            <text:p>25,0922873519192</text:p>
          </table:table-cell>
          <table:table-cell table:number-columns-repeated="12"/>
        </table:table-row>
        <table:table-row table:style-name="ro1" table:number-rows-repeated="104855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Double Lateral Fric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Mass: 0.19</text:p>
          </table:table-cell>
          <table:table-cell office:value-type="string" calcext:value-type="string">
            <text:p>LatFric: <text:s/>8,64</text:p>
          </table:table-cell>
          <table:table-cell office:value-type="string" calcext:value-type="string">
            <text:p>RollFric: 0</text:p>
          </table:table-cell>
          <table:table-cell/>
          <table:table-cell office:value-type="string" calcext:value-type="string">
            <text:p>Real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fault noise</text:p>
          </table:table-cell>
          <table:table-cell table:number-columns-repeated="3"/>
          <table:table-cell office:value-type="float" office:value="0.67" calcext:value-type="float">
            <text:p>0,6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Cos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rake</text:p>
          </table:table-cell>
          <table:table-cell office:value-type="float" office:value="0.09" calcext:value-type="float">
            <text:p>0,09</text:p>
          </table:table-cell>
          <table:table-cell table:number-columns-repeated="2"/>
          <table:table-cell office:value-type="string" calcext:value-type="string">
            <text:p>L, rake</text:p>
          </table:table-cell>
          <table:table-cell table:style-name="ce1" office:value-type="float" office:value="0.05" calcext:value-type="float">
            <text:p>0,05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L, rake</text:p>
          </table:table-cell>
          <table:table-cell office:value-type="float" office:value="0.06" calcext:value-type="float">
            <text:p>0,0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0.09" calcext:value-type="float">
            <text:p>0,09</text:p>
          </table:table-cell>
          <table:table-cell table:number-columns-repeated="2"/>
          <table:table-cell office:value-type="string" calcext:value-type="string">
            <text:p>P, rake</text:p>
          </table:table-cell>
          <table:table-cell office:value-type="float" office:value="2.66" calcext:value-type="float">
            <text:p>2,66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4.14" calcext:value-type="float">
            <text:p>4,14</text:p>
          </table:table-cell>
          <table:table-cell/>
          <table:table-cell office:value-type="string" calcext:value-type="string">
            <text:p>P, rake</text:p>
          </table:table-cell>
          <table:table-cell office:value-type="float" office:value="0.23" calcext:value-type="float">
            <text:p>0,2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0.34" calcext:value-type="float">
            <text:p>0,34</text:p>
          </table:table-cell>
          <table:table-cell table:number-columns-repeated="2"/>
          <table:table-cell office:value-type="string" calcext:value-type="string">
            <text:p>D, rake</text:p>
          </table:table-cell>
          <table:table-cell office:value-type="float" office:value="0.58" calcext:value-type="float">
            <text:p>0,58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string" calcext:value-type="string">
            <text:p>D, rake</text:p>
          </table:table-cell>
          <table:table-cell office:value-type="float" office:value="0.12" calcext:value-type="float">
            <text:p>0,12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R, rake</text:p>
          </table:table-cell>
          <table:table-cell table:style-name="ce1"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R, rake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R, rake</text:p>
          </table:table-cell>
          <table:table-cell office:value-type="float" office:value="0.07" calcext:value-type="float">
            <text:p>0,0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L, stick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42" calcext:value-type="float">
            <text:p>0,42</text:p>
          </table:table-cell>
          <table:table-cell/>
          <table:table-cell office:value-type="string" calcext:value-type="string">
            <text:p>L, stick</text:p>
          </table:table-cell>
          <table:table-cell office:value-type="float" office:value="0.17" calcext:value-type="float">
            <text:p>0,17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P, stick</text:p>
          </table:table-cell>
          <table:table-cell office:value-type="float" office:value="0.09" calcext:value-type="float">
            <text:p>0,09</text:p>
          </table:table-cell>
          <table:table-cell table:number-columns-repeated="2"/>
          <table:table-cell office:value-type="string" calcext:value-type="string">
            <text:p>P, stick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P, stick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D, stick</text:p>
          </table:table-cell>
          <table:table-cell office:value-type="float" office:value="5.31" calcext:value-type="float">
            <text:p>5,31</text:p>
          </table:table-cell>
          <table:table-cell table:number-columns-repeated="2"/>
          <table:table-cell office:value-type="string" calcext:value-type="string">
            <text:p>D, stick</text:p>
          </table:table-cell>
          <table:table-cell office:value-type="float" office:value="9.79" calcext:value-type="float">
            <text:p>9,79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4.31" calcext:value-type="float">
            <text:p>4,31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10.22" calcext:value-type="float">
            <text:p>10,22</text:p>
          </table:table-cell>
          <table:table-cell/>
          <table:table-cell office:value-type="string" calcext:value-type="string">
            <text:p>D, stick</text:p>
          </table:table-cell>
          <table:table-cell office:value-type="float" office:value="8.49" calcext:value-type="float">
            <text:p>8,4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, stick</text:p>
          </table:table-cell>
          <table:table-cell office:value-type="float" office:value="0.56" calcext:value-type="float">
            <text:p>0,56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string" calcext:value-type="string">
            <text:p>R, stick</text:p>
          </table:table-cell>
          <table:table-cell office:value-type="float" office:value="0.58" calcext:value-type="float">
            <text:p>0,58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Mean</text:p>
          </table:table-cell>
          <table:table-cell table:formula="of:=AVERAGE([.D6:.D13])" office:value-type="float" office:value="0.88375" calcext:value-type="float">
            <text:p>0,88375</text:p>
          </table:table-cell>
          <table:table-cell table:number-columns-repeated="3"/>
          <table:table-cell table:formula="of:=AVERAGE([.H6:.H13])" office:value-type="float" office:value="1.86875" calcext:value-type="float">
            <text:p>1,86875</text:p>
          </table:table-cell>
          <table:table-cell table:number-columns-repeated="2"/>
          <table:table-cell table:formula="of:=AVERAGE([.K6:.K13])" office:value-type="float" office:value="0.78125" calcext:value-type="float">
            <text:p>0,78125</text:p>
          </table:table-cell>
          <table:table-cell table:number-columns-repeated="2"/>
          <table:table-cell table:formula="of:=AVERAGE([.N6:.N13])" office:value-type="float" office:value="1.955" calcext:value-type="float">
            <text:p>1,955</text:p>
          </table:table-cell>
          <table:table-cell table:number-columns-repeated="2"/>
          <table:table-cell table:formula="of:=AVERAGE([.Q6:.Q13])" office:value-type="float" office:value="1.2275" calcext:value-type="float">
            <text:p>1,2275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Standard Deviation</text:p>
          </table:table-cell>
          <table:table-cell table:formula="of:=STDEV([.D6:.D13])" office:value-type="float" office:value="1.81586608615755" calcext:value-type="float">
            <text:p>1,81586608615755</text:p>
          </table:table-cell>
          <table:table-cell table:number-columns-repeated="3"/>
          <table:table-cell table:formula="of:=STDEV([.H6:.H13])" office:value-type="float" office:value="3.31014646849005" calcext:value-type="float">
            <text:p>3,31014646849005</text:p>
          </table:table-cell>
          <table:table-cell table:number-columns-repeated="2"/>
          <table:table-cell table:formula="of:=STDEV([.K6:.K13])" office:value-type="float" office:value="1.45579077676508" calcext:value-type="float">
            <text:p>1,45579077676508</text:p>
          </table:table-cell>
          <table:table-cell table:number-columns-repeated="2"/>
          <table:table-cell table:formula="of:=STDEV([.N6:.N13])" office:value-type="float" office:value="3.61709038553681" calcext:value-type="float">
            <text:p>3,61709038553681</text:p>
          </table:table-cell>
          <table:table-cell table:number-columns-repeated="2"/>
          <table:table-cell table:formula="of:=STDEV([.Q6:.Q13])" office:value-type="float" office:value="2.93931843411748" calcext:value-type="float">
            <text:p>2,93931843411748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Mean</text:p>
          </table:table-cell>
          <table:table-cell table:formula="of:=AVERAGE([.D6:.D13];[.H6:.H13];[.K6:.K13];[.N6:.N13];[.Q6:.Q13])" office:value-type="float" office:value="1.34325" calcext:value-type="float">
            <text:p>1,3432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tandard Dev</text:p>
          </table:table-cell>
          <table:table-cell table:formula="of:=STDEV([.D6:.D13];[.H6:.H13];[.K6:.K13];[.N6:.N13];[.Q6:.Q13])" office:value-type="float" office:value="2.66122719667218" calcext:value-type="float">
            <text:p>2,66122719667218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17"/>
        </table:table-row>
        <table:table-row table:style-name="ro1" table:number-rows-repeated="104855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1mm" fo:margin-bottom="19.1mm" fo:margin-left="17.8mm" fo:margin-right="17.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-00-0000</text:date>, <text:time style:data-style-name="N2" text:time-value="10:28:54.898029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dc:date>2020-06-09T10:50:13.464238306</dc:date>
    <meta:generator>LibreOffice/6.0.7.3$Linux_X86_64 LibreOffice_project/00m0$Build-3</meta:generator>
    <meta:editing-duration>PT2H33M50S</meta:editing-duration>
    <meta:document-statistic meta:table-count="9" meta:cell-count="1017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